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34cm" fo:break-before="auto" style:use-optimal-row-height="fals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921cm" fo:break-before="auto" style:use-optimal-row-height="false"/>
    </style:style>
    <style:style style:name="ro9" style:family="table-row">
      <style:table-row-properties style:row-height="2.602cm" fo:break-before="auto" style:use-optimal-row-height="false"/>
    </style:style>
    <style:style style:name="ro10" style:family="table-row">
      <style:table-row-properties style:row-height="3.041cm" fo:break-before="auto" style:use-optimal-row-height="false"/>
    </style:style>
    <style:style style:name="ro11" style:family="table-row">
      <style:table-row-properties style:row-height="2cm" fo:break-before="auto" style:use-optimal-row-height="false"/>
    </style:style>
    <style:style style:name="ro12" style:family="table-row">
      <style:table-row-properties style:row-height="2.131cm" fo:break-before="auto" style:use-optimal-row-height="false"/>
    </style:style>
    <style:style style:name="ro13" style:family="table-row">
      <style:table-row-properties style:row-height="1.988cm" fo:break-before="auto" style:use-optimal-row-height="false"/>
    </style:style>
    <style:style style:name="ro14" style:family="table-row">
      <style:table-row-properties style:row-height="2.29cm" fo:break-before="auto" style:use-optimal-row-height="false"/>
    </style:style>
    <style:style style:name="ro15" style:family="table-row">
      <style:table-row-properties style:row-height="2.053cm" fo:break-before="auto" style:use-optimal-row-height="false"/>
    </style:style>
    <style:style style:name="ro16" style:family="table-row">
      <style:table-row-properties style:row-height="1.868cm" fo:break-before="auto" style:use-optimal-row-height="false"/>
    </style:style>
    <style:style style:name="ro17" style:family="table-row">
      <style:table-row-properties style:row-height="2.605cm" fo:break-before="auto" style:use-optimal-row-height="false"/>
    </style:style>
    <style:style style:name="ro18" style:family="table-row">
      <style:table-row-properties style:row-height="2.342cm" fo:break-before="auto" style:use-optimal-row-height="false"/>
    </style:style>
    <style:style style:name="ro19" style:family="table-row">
      <style:table-row-properties style:row-height="2.21cm" fo:break-before="auto" style:use-optimal-row-height="false"/>
    </style:style>
    <style:style style:name="ro20" style:family="table-row">
      <style:table-row-properties style:row-height="2.316cm" fo:break-before="auto" style:use-optimal-row-height="false"/>
    </style:style>
    <style:style style:name="ro21" style:family="table-row">
      <style:table-row-properties style:row-height="2.499cm" fo:break-before="auto" style:use-optimal-row-height="false"/>
    </style:style>
    <style:style style:name="ro22" style:family="table-row">
      <style:table-row-properties style:row-height="2.579cm" fo:break-before="auto" style:use-optimal-row-height="false"/>
    </style:style>
    <style:style style:name="ro23" style:family="table-row">
      <style:table-row-properties style:row-height="2.422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842cm" fo:break-before="auto" style:use-optimal-row-height="false"/>
    </style:style>
    <style:style style:name="ro26" style:family="table-row">
      <style:table-row-properties style:row-height="1.815cm" fo:break-before="auto" style:use-optimal-row-height="false"/>
    </style:style>
    <style:style style:name="ro27" style:family="table-row">
      <style:table-row-properties style:row-height="2.184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ext-properties style:font-name="Vardana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ext-properties style:font-name="Vardaan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 style:font-name-complex=""/>
    </style:style>
    <style:style style:name="T3" style:family="text">
      <style:text-properties style:font-name-asian="Droid Sans Fallback" style:font-name-complex=""/>
    </style:style>
    <style:style style:name="T4" style:family="text">
      <style:text-properties style:font-name="Vardana" style:font-name-asian="Droid Sans Fallback" style:font-name-complex=""/>
    </style:style>
    <style:style style:name="T5" style:family="text">
      <style:text-properties style:font-name-asian="Droid Sans Fallback" style:font-name-complex="Verdana"/>
    </style:style>
    <style:style style:name="T6" style:family="text">
      <style:text-properties style:font-name="Verdana" style:font-name-asian="Droid Sans Fallback"/>
    </style:style>
    <style:style style:name="T7" style:family="text">
      <style:text-properties style:font-name="Va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28" office:value-type="string" calcext:value-type="string">
            <text:p>Mercury Tours </text:p>
          </table:table-cell>
          <table:table-cell table:style-name="ce29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9" office:value-type="string" calcext:value-type="string">
            <text:p>Home Page </text:p>
          </table:table-cell>
          <table:table-cell table:style-name="ce29" office:value-type="string" calcext:value-type="string">
            <text:p>Test Designed date: </text:p>
          </table:table-cell>
          <table:table-cell table:style-name="ce42" office:value-type="string" calcext:value-type="string">
            <text:p>13-05-2019</text:p>
          </table:table-cell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1" table:number-columns-repeated="3"/>
          <table:table-cell table:style-name="ce53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30" table:number-columns-repeated="4"/>
          <table:table-cell table:style-name="ce11" table:number-columns-repeated="3"/>
          <table:table-cell table:style-name="ce30"/>
          <table:table-cell table:number-columns-repeated="1014"/>
        </table:table-row>
        <table:table-row table:style-name="ro5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51"/>
          <table:table-cell table:style-name="ce54"/>
          <table:table-cell table:number-columns-repeated="1014"/>
        </table:table-row>
        <table:table-row table:style-name="ro4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52"/>
          <table:table-cell table:style-name="ce54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1" table:number-columns-repeated="7"/>
          <table:table-cell table:style-name="ce54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2" table:number-columns-repeated="5"/>
          <table:table-cell table:style-name="ce21" table:number-columns-repeated="2"/>
          <table:table-cell table:style-name="ce32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5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Upon enter (Usha) in </text:p>
            <text:p>UserName Field</text:p>
          </table:table-cell>
          <table:table-cell table:style-name="ce38" office:value-type="string" calcext:value-type="string">
            <text:p>(Usha)</text:p>
          </table:table-cell>
          <table:table-cell table:style-name="ce38" office:value-type="string" calcext:value-type="string">
            <text:p>Step1)Open Home page </text:p>
            <text:p>Step2)In UserName field Enter Valid UserName</text:p>
            <text:p/>
          </table:table-cell>
          <table:table-cell table:style-name="ce46" office:value-type="string" calcext:value-type="string">
            <text:p>Accepting valid </text:p>
            <text:p>UserName </text:p>
          </table:table-cell>
          <table:table-cell table:style-name="ce46" office:value-type="string" calcext:value-type="string">
            <text:p>It should Accept </text:p>
            <text:p>Valid UserName 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56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3" office:value-type="string" calcext:value-type="string">
            <text:p>check Password filed </text:p>
          </table:table-cell>
          <table:table-cell table:style-name="ce33" office:value-type="string" calcext:value-type="string">
            <text:p>Upon Enter(1234)in</text:p>
            <text:p>Password field</text:p>
          </table:table-cell>
          <table:table-cell table:style-name="ce38" office:value-type="float" office:value="1234" calcext:value-type="float">
            <text:p>1234</text:p>
          </table:table-cell>
          <table:table-cell table:style-name="ce38" office:value-type="string" calcext:value-type="string">
            <text:p>Step1)Open Home page </text:p>
            <text:p>Step2)In Password field Enter Valid Password</text:p>
            <text:p/>
          </table:table-cell>
          <table:table-cell table:style-name="ce46" office:value-type="string" calcext:value-type="string">
            <text:p>Accepting valid </text:p>
            <text:p>Password </text:p>
          </table:table-cell>
          <table:table-cell table:style-name="ce46" office:value-type="string" calcext:value-type="string">
            <text:p>It should Accept </text:p>
            <text:p>Valid Password</text:p>
          </table:table-cell>
          <table:table-cell table:style-name="ce23" office:value-type="string" calcext:value-type="string">
            <text:p>Pass 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3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Upon Enter (1111)</text:p>
            <text:p>In UserName Field</text:p>
          </table:table-cell>
          <table:table-cell table:style-name="ce38" office:value-type="float" office:value="1111" calcext:value-type="float">
            <text:p>1111</text:p>
          </table:table-cell>
          <table:table-cell table:style-name="ce38" office:value-type="string" calcext:value-type="string">
            <text:p>Step1)Open Home page </text:p>
            <text:p>Step2)In UserName field Enter InValid UserName</text:p>
            <text:p/>
          </table:table-cell>
          <table:table-cell table:style-name="ce46" office:value-type="string" calcext:value-type="string">
            <text:p>Accepting Invalid </text:p>
            <text:p>UserName </text:p>
          </table:table-cell>
          <table:table-cell table:style-name="ce46" office:value-type="string" calcext:value-type="string">
            <text:p>It should not Accept </text:p>
            <text:p>InValid UserName 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4</text:p>
          </table:table-cell>
          <table:table-cell table:style-name="ce23" office:value-type="string" calcext:value-type="string">
            <text:p>check Password filed </text:p>
          </table:table-cell>
          <table:table-cell table:style-name="ce33" office:value-type="string" calcext:value-type="string">
            <text:p>Dont enter any data</text:p>
          </table:table-cell>
          <table:table-cell table:style-name="ce38"/>
          <table:table-cell table:style-name="ce38" office:value-type="string" calcext:value-type="string">
            <text:p>Step1)Open Home page </text:p>
            <text:p><text:span text:style-name="T6">Step2)In Password field Dont enter any password(Empty)</text:span></text:p>
            <text:p/>
          </table:table-cell>
          <table:table-cell table:style-name="ce46" office:value-type="string" calcext:value-type="string">
            <text:p>Accepting (Null)</text:p>
            <text:p>Password </text:p>
          </table:table-cell>
          <table:table-cell table:style-name="ce48" office:value-type="string" calcext:value-type="string">
            <text:p><text:span text:style-name="T1">It should not Accept </text:span></text:p>
            <text:p><text:span text:style-name="T1">InValid Password</text:span>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5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Dont enter any data</text:p>
          </table:table-cell>
          <table:table-cell table:style-name="ce38"/>
          <table:table-cell table:style-name="ce38" office:value-type="string" calcext:value-type="string">
            <text:p>Step1)Open Home page </text:p>
            <text:p>Step2)In UserName field Don't enter any UserName</text:p>
            <text:p/>
          </table:table-cell>
          <table:table-cell table:style-name="ce46" office:value-type="string" calcext:value-type="string">
            <text:p>Accepting (Null)</text:p>
            <text:p>UserName </text:p>
          </table:table-cell>
          <table:table-cell table:style-name="ce46" office:value-type="string" calcext:value-type="string">
            <text:p>It should not Accept </text:p>
            <text:p>Empty UserName 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6</text:p>
          </table:table-cell>
          <table:table-cell table:style-name="ce23" office:value-type="string" calcext:value-type="string">
            <text:p>check Login Button </text:p>
          </table:table-cell>
          <table:table-cell table:style-name="ce33" office:value-type="string" calcext:value-type="string">
            <text:p>Upon enter(Usha)in</text:p>
            <text:p>UserName(1234) in</text:p>
            <text:p>Password</text:p>
          </table:table-cell>
          <table:table-cell table:style-name="ce38" office:value-type="string" calcext:value-type="string">
            <text:p>(Usha)</text:p>
            <text:p>(1234)</text:p>
          </table:table-cell>
          <table:table-cell table:style-name="ce38" office:value-type="string" calcext:value-type="string">
            <text:p>Step1)Open Home page </text:p>
            <text:p>Step2)Enter Valid UserName </text:p>
            <text:p>And Password</text:p>
            <text:p>Step3)Click on SignIn Button</text:p>
            <text:p/>
          </table:table-cell>
          <table:table-cell table:style-name="ce46" office:value-type="string" calcext:value-type="string">
            <text:p>Accepting valid UserName and Password </text:p>
          </table:table-cell>
          <table:table-cell table:style-name="ce46" office:value-type="string" calcext:value-type="string">
            <text:p>It should Accept </text:p>
            <text:p>Valid UserName and Password</text:p>
          </table:table-cell>
          <table:table-cell table:style-name="ce23" office:value-type="string" calcext:value-type="string">
            <text:p>Pass 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7</text:p>
          </table:table-cell>
          <table:table-cell table:style-name="ce24" office:value-type="string" calcext:value-type="string">
            <text:p>check Password field</text:p>
          </table:table-cell>
          <table:table-cell table:style-name="ce34" office:value-type="string" calcext:value-type="string">
            <text:p>upon enter(1234) in</text:p>
            <text:p>Password</text:p>
          </table:table-cell>
          <table:table-cell table:style-name="ce34" office:value-type="float" office:value="1234" calcext:value-type="float">
            <text:p>1234</text:p>
          </table:table-cell>
          <table:table-cell table:style-name="ce34" office:value-type="string" calcext:value-type="string">
            <text:p>Step1)Open Home page</text:p>
            <text:p>Step2)In Password field</text:p>
            <text:p>enter  the Password</text:p>
          </table:table-cell>
          <table:table-cell table:style-name="ce34" office:value-type="string" calcext:value-type="string">
            <text:p>Password is Hided</text:p>
          </table:table-cell>
          <table:table-cell table:style-name="ce35" office:value-type="string" calcext:value-type="string">
            <text:p><text:span text:style-name="T5">Entered password should</text:span></text:p>
            <text:p><text:span text:style-name="T5">be Hided rather than </text:span></text:p>
            <text:p><text:span text:style-name="T5">Showing</text:span>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8</text:p>
          </table:table-cell>
          <table:table-cell table:style-name="ce24" office:value-type="string" calcext:value-type="string">
            <text:p>check <text:span text:style-name="T1">UserName and</text:span></text:p>
            <text:p><text:span text:style-name="T2"> Password field</text:span></text:p>
          </table:table-cell>
          <table:table-cell table:style-name="ce35" office:value-type="string" calcext:value-type="string">
            <text:p><text:span text:style-name="T1">Validate for UserName and</text:span></text:p>
            <text:p><text:span text:style-name="T1"> Password field</text:span></text:p>
          </table:table-cell>
          <table:table-cell table:style-name="ce35" office:value-type="string" calcext:value-type="string">
            <text:p><text:span text:style-name="T5">(Usha)</text:span></text:p>
            <text:p><text:span text:style-name="T5">(1234)</text:span></text:p>
          </table:table-cell>
          <table:table-cell table:style-name="ce34" office:value-type="string" calcext:value-type="string">
            <text:p>Step1)Open Home page </text:p>
            <text:p>Step2)In UserName and </text:p>
            <text:p>Password field enter  the</text:p>
            <text:p>Invalid data</text:p>
          </table:table-cell>
          <table:table-cell table:style-name="ce34" office:value-type="string" calcext:value-type="string">
            <text:p>Validation Message </text:p>
            <text:p>Is not showing</text:p>
          </table:table-cell>
          <table:table-cell table:style-name="ce35" office:value-type="string" calcext:value-type="string">
            <text:p><text:span text:style-name="T5">Validation message should </text:span></text:p>
            <text:p><text:span text:style-name="T5">Be shown when invalid</text:span></text:p>
            <text:p><text:span text:style-name="T5">UserName / password </text:span></text:p>
            <text:p><text:span text:style-name="T5">Entered</text:span>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9</text:p>
          </table:table-cell>
          <table:table-cell table:style-name="ce25" office:value-type="string" calcext:value-type="string">
            <text:p>Verify Contact</text:p>
            <text:p><text:span text:style-name="T2">Module</text:span></text:p>
          </table:table-cell>
          <table:table-cell table:style-name="ce34" office:value-type="string" calcext:value-type="string">
            <text:p>Upon Click on Contact</text:p>
            <text:p>Module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Contac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Contact  Page</text:p>
          </table:table-cell>
          <table:table-cell table:style-name="ce34" office:value-type="string" calcext:value-type="string">
            <text:p>Should Redirect To </text:p>
            <text:p><text:span text:style-name="T6">Contac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25" office:value-type="string" calcext:value-type="string">
            <text:p>Verify SignOn </text:p>
            <text:p><text:span text:style-name="T2">Module</text:span></text:p>
          </table:table-cell>
          <table:table-cell table:style-name="ce34" office:value-type="string" calcext:value-type="string">
            <text:p>Upon Click on SignOn </text:p>
            <text:p>Module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SignOn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ignON Page</text:p>
          </table:table-cell>
          <table:table-cell table:style-name="ce34" office:value-type="string" calcext:value-type="string">
            <text:p>Should Redirect To </text:p>
            <text:p><text:span text:style-name="T6">Sign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5" office:value-type="string" calcext:value-type="string">
            <text:p>Verify Register</text:p>
            <text:p><text:span text:style-name="T2">Module</text:span></text:p>
          </table:table-cell>
          <table:table-cell table:style-name="ce34" office:value-type="string" calcext:value-type="string">
            <text:p>Upon Click on Register</text:p>
            <text:p>Module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Register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Register Page</text:p>
          </table:table-cell>
          <table:table-cell table:style-name="ce34" office:value-type="string" calcext:value-type="string">
            <text:p>Should Redirect To </text:p>
            <text:p><text:span text:style-name="T6">Register Page</text:span></text:p>
          </table:table-cell>
          <table:table-cell table:style-name="ce24" office:value-type="string" calcext:value-type="string">
            <text:p>Pass</text:p>
          </table:table-cell>
          <table:table-cell table:style-name="ce26"/>
          <table:table-cell table:style-name="ce58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2</text:p>
          </table:table-cell>
          <table:table-cell table:style-name="ce25" office:value-type="string" calcext:value-type="string">
            <text:p>Verify  Support</text:p>
            <text:p><text:span text:style-name="T2">Module</text:span></text:p>
          </table:table-cell>
          <table:table-cell table:style-name="ce34" office:value-type="string" calcext:value-type="string">
            <text:p>Upon Click on Support</text:p>
            <text:p>module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Suppor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upport Page</text:p>
          </table:table-cell>
          <table:table-cell table:style-name="ce34" office:value-type="string" calcext:value-type="string">
            <text:p>Should Redirect To </text:p>
            <text:p><text:span text:style-name="T6">Suppor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3</text:p>
          </table:table-cell>
          <table:table-cell table:style-name="ce25" office:value-type="string" calcext:value-type="string">
            <text:p>Verify CLICK HERE</text:p>
            <text:p><text:span text:style-name="T2">(in Rent A car)LInk</text:span></text:p>
          </table:table-cell>
          <table:table-cell table:style-name="ce34" office:value-type="string" calcext:value-type="string">
            <text:p>Upon Click on CLICK HERE</text:p>
            <text:p>(in Rent A car)</text:p>
          </table:table-cell>
          <table:table-cell table:style-name="ce39"/>
          <table:table-cell table:style-name="ce38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35" office:value-type="string" calcext:value-type="string">
            <text:p><text:span text:style-name="T1">CLICK HERE is not </text:span></text:p>
            <text:p><text:span text:style-name="T1">Navigating to another</text:span></text:p>
            <text:p><text:span text:style-name="T1">Page</text:span></text:p>
          </table:table-cell>
          <table:table-cell table:style-name="ce34" office:value-type="string" calcext:value-type="string">
            <text:p>Should Navigate to </text:p>
            <text:p>Another Page</text:p>
          </table:table-cell>
          <table:table-cell table:style-name="Default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4</text:p>
          </table:table-cell>
          <table:table-cell table:style-name="ce23" office:value-type="string" calcext:value-type="string">
            <text:p>Verify Home Module</text:p>
          </table:table-cell>
          <table:table-cell table:style-name="ce33" office:value-type="string" calcext:value-type="string">
            <text:p>Click on the Home 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Home Module Step3)Observe the Page</text:p>
            <text:p>Landing</text:p>
          </table:table-cell>
          <table:table-cell table:style-name="ce35" office:value-type="string" calcext:value-type="string">
            <text:p>Home Module is </text:p>
            <text:p>Redirecting to </text:p>
            <text:p>HomePage</text:p>
          </table:table-cell>
          <table:table-cell table:style-name="ce35" office:value-type="string" calcext:value-type="string">
            <text:p>Home Module should</text:p>
            <text:p> Be Redirect to Home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5</text:p>
          </table:table-cell>
          <table:table-cell table:style-name="ce23" office:value-type="string" calcext:value-type="string">
            <text:p>Verify   Vacations </text:p>
            <text:p>Module</text:p>
          </table:table-cell>
          <table:table-cell table:style-name="ce33" office:value-type="string" calcext:value-type="string">
            <text:p>Click on the Vacations</text:p>
            <text:p>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Vacations Module </text:p>
            <text:p>Step3)Observe the Page</text:p>
            <text:p>Landing</text:p>
          </table:table-cell>
          <table:table-cell table:style-name="ce35" office:value-type="string" calcext:value-type="string">
            <text:p>Vacations Module is </text:p>
            <text:p>Redirecting to </text:p>
            <text:p>Vacations Page</text:p>
          </table:table-cell>
          <table:table-cell table:style-name="ce35" office:value-type="string" calcext:value-type="string">
            <text:p>Vacations Module should</text:p>
            <text:p><text:span text:style-name="T6">Be Redirect to Vacations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6</text:p>
          </table:table-cell>
          <table:table-cell table:style-name="ce23" office:value-type="string" calcext:value-type="string">
            <text:p>Verify Flight Module</text:p>
          </table:table-cell>
          <table:table-cell table:style-name="ce33" office:value-type="string" calcext:value-type="string">
            <text:p>Click on the Flight 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Flight Module Step3)Observe the Page</text:p>
            <text:p>Landing</text:p>
          </table:table-cell>
          <table:table-cell table:style-name="ce35" office:value-type="string" calcext:value-type="string">
            <text:p>Flight Module is </text:p>
            <text:p>Redirecting to </text:p>
            <text:p>Flight Page</text:p>
          </table:table-cell>
          <table:table-cell table:style-name="ce35" office:value-type="string" calcext:value-type="string">
            <text:p>Flight Module should be</text:p>
            <text:p>Redirect 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7</text:p>
          </table:table-cell>
          <table:table-cell table:style-name="ce23" office:value-type="string" calcext:value-type="string">
            <text:p>Verify <text:s/>Hotel Module</text:p>
          </table:table-cell>
          <table:table-cell table:style-name="ce33" office:value-type="string" calcext:value-type="string">
            <text:p>Click on the Hotel 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Hotel Module Step3)Observe the Page</text:p>
            <text:p>Landing</text:p>
          </table:table-cell>
          <table:table-cell table:style-name="ce35" office:value-type="string" calcext:value-type="string">
            <text:p>Hotel Module is </text:p>
            <text:p>Redirecting to </text:p>
            <text:p>Hotel Page</text:p>
          </table:table-cell>
          <table:table-cell table:style-name="ce35" office:value-type="string" calcext:value-type="string">
            <text:p>Hotel Module should be</text:p>
            <text:p>Redirect to Hotel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8</text:p>
          </table:table-cell>
          <table:table-cell table:style-name="ce23" office:value-type="string" calcext:value-type="string">
            <text:p>Verify Car Rentals</text:p>
            <text:p>Module</text:p>
          </table:table-cell>
          <table:table-cell table:style-name="ce33" office:value-type="string" calcext:value-type="string">
            <text:p>Click on the Car Rentals</text:p>
            <text:p>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Car Rentals Module </text:p>
            <text:p>Step3)Observe the Page</text:p>
            <text:p>Landing</text:p>
          </table:table-cell>
          <table:table-cell table:style-name="ce35" office:value-type="string" calcext:value-type="string">
            <text:p>Car Rentals Module is </text:p>
            <text:p>Redirecting to </text:p>
            <text:p>Car Rentals Page</text:p>
          </table:table-cell>
          <table:table-cell table:style-name="ce35" office:value-type="string" calcext:value-type="string">
            <text:p>Car Rentals Module </text:p>
            <text:p>should be Redirect to </text:p>
            <text:p>Car Rentals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9</text:p>
          </table:table-cell>
          <table:table-cell table:style-name="ce23" office:value-type="string" calcext:value-type="string">
            <text:p>Verify Cruises Module</text:p>
          </table:table-cell>
          <table:table-cell table:style-name="ce33" office:value-type="string" calcext:value-type="string">
            <text:p>Click on the Cruises</text:p>
            <text:p>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Cruises Module </text:p>
            <text:p>Step3)Observe the Page</text:p>
            <text:p>Landing</text:p>
          </table:table-cell>
          <table:table-cell table:style-name="ce35" office:value-type="string" calcext:value-type="string">
            <text:p>Cruises Module is </text:p>
            <text:p>Redirecting to </text:p>
            <text:p>Cruises Page</text:p>
          </table:table-cell>
          <table:table-cell table:style-name="ce35" office:value-type="string" calcext:value-type="string">
            <text:p>Cruises Module should be</text:p>
            <text:p>Redirect to Cruises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0</text:p>
          </table:table-cell>
          <table:table-cell table:style-name="ce23" office:value-type="string" calcext:value-type="string">
            <text:p>Verify Destinations </text:p>
            <text:p>Module </text:p>
          </table:table-cell>
          <table:table-cell table:style-name="ce33" office:value-type="string" calcext:value-type="string">
            <text:p>Click on the Destinations</text:p>
            <text:p>Module</text:p>
            <text:p/>
          </table:table-cell>
          <table:table-cell table:style-name="ce38"/>
          <table:table-cell table:style-name="ce38" office:value-type="string" calcext:value-type="string">
            <text:p>Step1)Open Mercury Tours</text:p>
            <text:p>Step2)Click on Destinations Module </text:p>
            <text:p>Step3)Observe the Page</text:p>
            <text:p>Landing</text:p>
          </table:table-cell>
          <table:table-cell table:style-name="ce35" office:value-type="string" calcext:value-type="string">
            <text:p>Destinations Module is </text:p>
            <text:p>Redirecting to </text:p>
            <text:p>Destinations Page</text:p>
          </table:table-cell>
          <table:table-cell table:style-name="ce35" office:value-type="string" calcext:value-type="string">
            <text:p>Destinations Module </text:p>
            <text:p>should be Redirect to </text:p>
            <text:p>Destinations Page</text:p>
          </table:table-cell>
          <table:table-cell table:style-name="ce24" office:value-type="string" calcext:value-type="string">
            <text:p>Pass</text:p>
          </table:table-cell>
          <table:table-cell table:style-name="ce26"/>
          <table:table-cell table:style-name="ce58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1</text:p>
          </table:table-cell>
          <table:table-cell table:style-name="ce25" office:value-type="string" calcext:value-type="string">
            <text:p>Verify Destination Link</text:p>
          </table:table-cell>
          <table:table-cell table:style-name="ce36" office:value-type="string" calcext:value-type="string">
            <text:p>Upon Click on Your </text:p>
            <text:p>Destination Link</text:p>
          </table:table-cell>
          <table:table-cell table:style-name="ce40"/>
          <table:table-cell table:style-name="ce34" office:value-type="string" calcext:value-type="string">
            <text:p>Step1)Open Mercury Tours</text:p>
            <text:p>Step2)Click on Your </text:p>
            <text:p><text:span text:style-name="T7">Destination Link</text:span></text:p>
            <text:p>Step3)Observe Page </text:p>
            <text:p>Landing</text:p>
          </table:table-cell>
          <table:table-cell table:style-name="ce47" office:value-type="string" calcext:value-type="string">
            <text:p>Redirecting to </text:p>
            <text:p>Destination Page</text:p>
          </table:table-cell>
          <table:table-cell table:style-name="ce49" office:value-type="string" calcext:value-type="string">
            <text:p><text:span text:style-name="T1">Should Redirect to </text:span></text:p>
            <text:p><text:span text:style-name="T1">Destination Page</text:span></text:p>
          </table:table-cell>
          <table:table-cell table:style-name="ce50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9">
          <table:table-cell table:style-name="ce10" office:value-type="string" calcext:value-type="string">
            <text:p>TC#022</text:p>
          </table:table-cell>
          <table:table-cell table:style-name="ce25" office:value-type="string" calcext:value-type="string">
            <text:p>Verify <text:span text:style-name="T3">Featured </text:span></text:p>
            <text:p><text:span text:style-name="T4">Vacations </text:span></text:p>
          </table:table-cell>
          <table:table-cell table:style-name="ce36" office:value-type="string" calcext:value-type="string">
            <text:p>Upon Click on Featured </text:p>
            <text:p>Vacations </text:p>
            <text:p> </text:p>
          </table:table-cell>
          <table:table-cell table:style-name="ce40"/>
          <table:table-cell table:style-name="ce34" office:value-type="string" calcext:value-type="string">
            <text:p>Step1)Open Mercury Tours</text:p>
            <text:p>Step2)Click onFeatured </text:p>
            <text:p>Vacations</text:p>
            <text:p>Step3)Observe Page </text:p>
            <text:p>Landing</text:p>
          </table:table-cell>
          <table:table-cell table:style-name="ce34" office:value-type="string" calcext:value-type="string">
            <text:p>Redirecting To Featured</text:p>
            <text:p>Vacations Page</text:p>
          </table:table-cell>
          <table:table-cell table:style-name="ce49" office:value-type="string" calcext:value-type="string">
            <text:p><text:span text:style-name="T1">Should Redirect to </text:span></text:p>
            <text:p><text:span text:style-name="T1">Vacations Page</text:span></text:p>
          </table:table-cell>
          <table:table-cell table:style-name="ce50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3</text:p>
          </table:table-cell>
          <table:table-cell table:style-name="ce25" office:value-type="string" calcext:value-type="string">
            <text:p>Verify Register Here</text:p>
            <text:p>Link</text:p>
          </table:table-cell>
          <table:table-cell table:style-name="ce36" office:value-type="string" calcext:value-type="string">
            <text:p>Upon Click on Register Here</text:p>
          </table:table-cell>
          <table:table-cell table:style-name="ce40"/>
          <table:table-cell table:style-name="ce34" office:value-type="string" calcext:value-type="string">
            <text:p>Step1)Open Mercury Tours</text:p>
            <text:p>Step2)Click on Register Here</text:p>
            <text:p>Step3)Observe Page </text:p>
            <text:p>Landing</text:p>
          </table:table-cell>
          <table:table-cell table:style-name="ce35" office:value-type="string" calcext:value-type="string">
            <text:p><text:span text:style-name="T1">Redirecting To  Register</text:span></text:p>
            <text:p><text:span text:style-name="T1">Page</text:span></text:p>
          </table:table-cell>
          <table:table-cell table:style-name="ce49" office:value-type="string" calcext:value-type="string">
            <text:p><text:span text:style-name="T1">Should Redirect to </text:span></text:p>
            <text:p><text:span text:style-name="T1">Register Page</text:span></text:p>
          </table:table-cell>
          <table:table-cell table:style-name="ce50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24</text:p>
          </table:table-cell>
          <table:table-cell table:style-name="ce25" office:value-type="string" calcext:value-type="string">
            <text:p>Verify<text:span text:style-name="T3">Business </text:span></text:p>
            <text:p><text:span text:style-name="T2">Travel Link</text:span></text:p>
          </table:table-cell>
          <table:table-cell table:style-name="ce34" office:value-type="string" calcext:value-type="string">
            <text:p>Upon Click on Business </text:p>
            <text:p>Travel Link</text:p>
          </table:table-cell>
          <table:table-cell table:style-name="ce35"/>
          <table:table-cell table:style-name="ce34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4" office:value-type="string" calcext:value-type="string">
            <text:p>Redirecting to Wrong</text:p>
            <text:p>Page(error#404)</text:p>
          </table:table-cell>
          <table:table-cell table:style-name="ce34" office:value-type="string" calcext:value-type="string">
            <text:p>Should Redirect To </text:p>
            <text:p>Business Travel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25</text:p>
          </table:table-cell>
          <table:table-cell table:style-name="ce25" office:value-type="string" calcext:value-type="string">
            <text:p>Verify <text:span text:style-name="T3">Salon</text:span></text:p>
            <text:p><text:span text:style-name="T2">Travel Link</text:span></text:p>
          </table:table-cell>
          <table:table-cell table:style-name="ce34" office:value-type="string" calcext:value-type="string">
            <text:p>Upon Click on Salon</text:p>
            <text:p>Travel Link</text:p>
          </table:table-cell>
          <table:table-cell table:style-name="ce35"/>
          <table:table-cell table:style-name="ce34" office:value-type="string" calcext:value-type="string">
            <text:p>Step1)Open Mercury Tours</text:p>
            <text:p>Step2)Click on Salon Travel</text:p>
            <text:p>Step3)Observe Page Landing</text:p>
          </table:table-cell>
          <table:table-cell table:style-name="ce34" office:value-type="string" calcext:value-type="string">
            <text:p>Redirecting to Wrong</text:p>
            <text:p>Page(error#404)</text:p>
          </table:table-cell>
          <table:table-cell table:style-name="ce34" office:value-type="string" calcext:value-type="string">
            <text:p>Should Redirect To </text:p>
            <text:p>Salon Travel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26</text:p>
          </table:table-cell>
          <table:table-cell table:style-name="ce25" office:value-type="string" calcext:value-type="string">
            <text:p>Verify SignOn Module</text:p>
          </table:table-cell>
          <table:table-cell table:style-name="ce34" office:value-type="string" calcext:value-type="string">
            <text:p>Upon Click on SignOn 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SignOn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ignON Page</text:p>
          </table:table-cell>
          <table:table-cell table:style-name="ce34" office:value-type="string" calcext:value-type="string">
            <text:p>Should Redirect To </text:p>
            <text:p><text:span text:style-name="T6">Sign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27</text:p>
          </table:table-cell>
          <table:table-cell table:style-name="ce25" office:value-type="string" calcext:value-type="string">
            <text:p>Verify  Register</text:p>
            <text:p>Module</text:p>
          </table:table-cell>
          <table:table-cell table:style-name="ce34" office:value-type="string" calcext:value-type="string">
            <text:p>Upon Click on Register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Register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Register Page</text:p>
          </table:table-cell>
          <table:table-cell table:style-name="ce34" office:value-type="string" calcext:value-type="string">
            <text:p>Should Redirect To </text:p>
            <text:p><text:span text:style-name="T6">Register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28</text:p>
          </table:table-cell>
          <table:table-cell table:style-name="ce25" office:value-type="string" calcext:value-type="string">
            <text:p>Verify Support module</text:p>
          </table:table-cell>
          <table:table-cell table:style-name="ce34" office:value-type="string" calcext:value-type="string">
            <text:p>Upon Click on Support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Suppor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upport Page</text:p>
          </table:table-cell>
          <table:table-cell table:style-name="ce34" office:value-type="string" calcext:value-type="string">
            <text:p>Should Redirect To </text:p>
            <text:p><text:span text:style-name="T6">Suppor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29</text:p>
          </table:table-cell>
          <table:table-cell table:style-name="ce25" office:value-type="string" calcext:value-type="string">
            <text:p>Verify Contact Module </text:p>
          </table:table-cell>
          <table:table-cell table:style-name="ce34" office:value-type="string" calcext:value-type="string">
            <text:p>Upon Click on Contact</text:p>
          </table:table-cell>
          <table:table-cell table:style-name="ce35"/>
          <table:table-cell table:style-name="ce34" office:value-type="string" calcext:value-type="string">
            <text:p>Step1)Open Mercury Tours </text:p>
            <text:p>Step2)Click on Contac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Contact  Page</text:p>
          </table:table-cell>
          <table:table-cell table:style-name="ce34" office:value-type="string" calcext:value-type="string">
            <text:p>Should Redirect To </text:p>
            <text:p><text:span text:style-name="T6">Contac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57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37" table:number-columns-repeated="5"/>
          <table:table-cell table:style-name="ce26" table:number-columns-repeated="2"/>
          <table:table-cell table:style-name="ce58"/>
          <table:table-cell table:number-columns-repeated="1014"/>
        </table:table-row>
        <table:table-row table:style-name="ro8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 table:number-rows-repeated="302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27"/>
          <table:table-cell table:style-name="ce13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1048223">
          <table:table-cell table:number-columns-repeated="1024"/>
        </table:table-row>
        <table:table-row table:style-name="ro28" table:number-rows-repeated="4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03:37.198309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6T18:13:13.887319284</dc:date>
    <meta:editing-cycles>39</meta:editing-cycles>
    <meta:editing-duration>PT4H36M43S</meta:editing-duration>
    <meta:generator>LibreOffice/4.2.8.2$Linux_X86_64 LibreOffice_project/420m0$Build-2</meta:generator>
    <meta:document-statistic meta:table-count="3" meta:cell-count="243" meta:object-count="0"/>
  </office:meta>
</office:document-meta>
</file>